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6pt" officeooo:rsid="00118cc5" officeooo:paragraph-rsid="00118cc5" style:font-size-asian="16pt" style:font-size-complex="16pt"/>
    </style:style>
    <style:style style:name="P3" style:family="paragraph" style:parent-style-name="Standard">
      <style:paragraph-properties fo:text-align="justify" style:justify-single-word="false"/>
      <style:text-properties fo:font-size="16pt" officeooo:paragraph-rsid="00118cc5" style:font-size-asian="16pt" style:font-size-complex="16pt"/>
    </style:style>
    <style:style style:name="P4" style:family="paragraph" style:parent-style-name="Standard">
      <style:paragraph-properties fo:text-align="justify" style:justify-single-word="false"/>
      <style:text-properties fo:font-size="16pt" officeooo:paragraph-rsid="0011fa78" style:font-size-asian="16pt" style:font-size-complex="16pt"/>
    </style:style>
    <style:style style:name="P5" style:family="paragraph" style:parent-style-name="Standard">
      <style:paragraph-properties fo:text-align="justify" style:justify-single-word="false"/>
      <style:text-properties fo:font-size="16pt" officeooo:rsid="0011fa78" officeooo:paragraph-rsid="0011fa78" style:font-size-asian="16pt" style:font-size-complex="16pt"/>
    </style:style>
    <style:style style:name="P6" style:family="paragraph" style:parent-style-name="Standard">
      <style:paragraph-properties fo:text-align="justify" style:justify-single-word="false"/>
      <style:text-properties fo:font-size="16pt" style:font-size-asian="16pt" style:font-size-complex="16pt"/>
    </style:style>
    <style:style style:name="P7" style:family="paragraph" style:parent-style-name="Heading_20_1">
      <style:paragraph-properties fo:text-align="justify" style:justify-single-word="false"/>
      <style:text-properties fo:font-size="16pt" fo:font-weight="normal"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fo:font-size="16pt" fo:font-weight="normal" style:font-size-asian="16pt" style:font-weight-asian="normal" style:font-size-complex="16pt" style:font-weight-complex="normal"/>
    </style:style>
    <style:style style:name="P10" style:family="paragraph" style:parent-style-name="Standard">
      <style:paragraph-properties fo:text-align="justify" style:justify-single-word="false"/>
      <style:text-properties fo:font-size="16pt" fo:font-weight="normal" officeooo:rsid="002333fb" officeooo:paragraph-rsid="002333fb" style:font-size-asian="16pt" style:font-weight-asian="normal" style:font-size-complex="16pt" style:font-weight-complex="normal"/>
    </style:style>
    <style:style style:name="P11" style:family="paragraph" style:parent-style-name="Standard">
      <style:paragraph-properties fo:text-align="justify" style:justify-single-word="false"/>
      <style:text-properties fo:font-size="16pt" fo:font-weight="normal" officeooo:rsid="0023bc38" officeooo:paragraph-rsid="0023bc38" style:font-size-asian="16pt" style:font-weight-asian="normal" style:font-size-complex="16pt" style:font-weight-complex="normal"/>
    </style:style>
    <style:style style:name="P12" style:family="paragraph" style:parent-style-name="Standard">
      <style:paragraph-properties fo:text-align="justify" style:justify-single-word="false"/>
      <style:text-properties fo:font-size="16pt" fo:font-weight="normal" officeooo:rsid="0026e52a" officeooo:paragraph-rsid="0026e52a" style:font-size-asian="16pt" style:font-weight-asian="normal" style:font-size-complex="16pt" style:font-weight-complex="normal"/>
    </style:style>
    <style:style style:name="P13" style:family="paragraph" style:parent-style-name="Standard">
      <style:paragraph-properties fo:text-align="justify" style:justify-single-word="false"/>
      <style:text-properties fo:font-size="16pt" style:text-underline-style="none" fo:font-weight="normal" officeooo:rsid="002ea854" officeooo:paragraph-rsid="0026e52a" style:font-size-asian="16pt" style:font-weight-asian="normal" style:font-size-complex="16pt" style:font-weight-complex="normal"/>
    </style:style>
    <style:style style:name="P14" style:family="paragraph" style:parent-style-name="Standard">
      <style:paragraph-properties fo:text-align="justify" style:justify-single-word="false"/>
      <style:text-properties fo:font-size="16pt" style:text-underline-style="none" fo:font-weight="normal" officeooo:rsid="003f31c8" officeooo:paragraph-rsid="003f31c8" style:font-size-asian="16pt" style:font-weight-asian="normal" style:font-size-complex="16pt" style:font-weight-complex="normal"/>
    </style:style>
    <style:style style:name="T1" style:family="text">
      <style:text-properties officeooo:rsid="0015bc80"/>
    </style:style>
    <style:style style:name="T2" style:family="text">
      <style:text-properties officeooo:rsid="0018ae0a"/>
    </style:style>
    <style:style style:name="T3" style:family="text">
      <style:text-properties officeooo:rsid="001923bc"/>
    </style:style>
    <style:style style:name="T4" style:family="text">
      <style:text-properties officeooo:rsid="001fee2f"/>
    </style:style>
    <style:style style:name="T5" style:family="text">
      <style:text-properties officeooo:rsid="0020e751"/>
    </style:style>
    <style:style style:name="T6" style:family="text">
      <style:text-properties officeooo:rsid="002a3835"/>
    </style:style>
    <style:style style:name="T7" style:family="text">
      <style:text-properties officeooo:rsid="002d4d83"/>
    </style:style>
    <style:style style:name="T8" style:family="text">
      <style:text-properties style:text-underline-style="solid" style:text-underline-type="double" style:text-underline-width="auto" style:text-underline-color="font-color"/>
    </style:style>
    <style:style style:name="T9" style:family="text">
      <style:text-properties style:text-underline-style="none" officeooo:rsid="002ea854"/>
    </style:style>
    <style:style style:name="T10" style:family="text">
      <style:text-properties officeooo:rsid="002ec87b"/>
    </style:style>
    <style:style style:name="T11" style:family="text">
      <style:text-properties officeooo:rsid="002ecc4c"/>
    </style:style>
    <style:style style:name="T12" style:family="text">
      <style:text-properties officeooo:rsid="003075cd"/>
    </style:style>
    <style:style style:name="T13" style:family="text">
      <style:text-properties officeooo:rsid="003584ed"/>
    </style:style>
    <style:style style:name="T14" style:family="text">
      <style:text-properties officeooo:rsid="00376dae"/>
    </style:style>
    <style:style style:name="T15" style:family="text">
      <style:text-properties officeooo:rsid="0038c301"/>
    </style:style>
    <style:style style:name="T16" style:family="text">
      <style:text-properties officeooo:rsid="003accf0"/>
    </style:style>
    <style:style style:name="T17" style:family="text">
      <style:text-properties officeooo:rsid="003e02ed"/>
    </style:style>
    <style:style style:name="T18" style:family="text">
      <style:text-properties officeooo:rsid="00422b89"/>
    </style:style>
    <style:style style:name="T19" style:family="text">
      <style:text-properties officeooo:rsid="004a999c"/>
    </style:style>
    <style:style style:name="T20" style:family="text">
      <style:text-properties officeooo:rsid="004aab70"/>
    </style:style>
    <style:style style:name="T21" style:family="text">
      <style:text-properties officeooo:rsid="004f4bb4"/>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company makes a profit of 6% on its first Tk. 1,000 of sales each day and Tk. 55 per thousand on all sales in excess of Tk. 1,000 for that day. How much profit will the company make in a day when sales are Tk. 6,000? </text:p>
      <text:p text:style-name="P1"/>
      <text:p text:style-name="P2"/>
      <text:p text:style-name="P3">The floor of a company's office has an area of 20,000 square feet. If the floor is in the shape of a square, approximately how many feet long is each side? </text:p>
      <text:p text:style-name="P4"/>
      <text:p text:style-name="P5"/>
      <text:p text:style-name="P5">If 3 less than twice the number is equal to 2 more than 3 times the number, <text:s text:c="2"/>then 5 less than 5 times the number is. </text:p>
      <text:p text:style-name="P6"/>
      <text:p text:style-name="P6">A triangle has a perimeter 13. The two shorter sides have integer lengths equal to x and x + 1. Which of the following could be the length of the other side? <text:a xlink:type="simple" xlink:href="https://gmatclub.com/forum/a-triangle-has-a-perimeter-13-the-two-shorter-sides-have-integer-leng-218635.html" text:style-name="Internet_20_link" text:visited-style-name="Visited_20_Internet_20_Link"><text:span text:style-name="T1">Link</text:span></text:a></text:p>
      <text:p text:style-name="P6"/>
      <text:p text:style-name="P6"/>
      <text:p text:style-name="P6">Courier charges for packages to a certain destination are Tk. 65 for the first 250 grams and Tk 10 for each additional 100 grams or part thereof. What could be the weight in grams of a package for which the charge is Tk. 155?</text:p>
      <text:p text:style-name="P6"/>
      <text:p text:style-name="P6"/>
      <text:p text:style-name="P6"/>
      <text:p text:style-name="P6">A ferry can carry 24 buses or 36 cars at a time. If there are 18 buses on the ferry, how many cars can be loaded onto it?</text:p>
      <text:p text:style-name="P6"/>
      <text:p text:style-name="P6">If x and y are positive integers, each greater than 1, and if 13(x - 1) = 17(y - 1), what is the least possible value of (x + y)?<text:a xlink:type="simple" xlink:href="https://gmatclub.com/forum/if-r-and-s-are-positive-integers-each-greater-than-1-and-if-11-s-290271.html" text:style-name="Internet_20_link" text:visited-style-name="Visited_20_Internet_20_Link"><text:span text:style-name="T2">link</text:span></text:a></text:p>
      <text:p text:style-name="P6"/>
      <text:p text:style-name="P6"/>
      <text:p text:style-name="P6">A barge, when empty, travels twice as fast as when it is full. If it travel 20 miles north with a cargo, spends 30 minutes for unloading and returns to its original port empty to complete the entire trip taking 8 hours, what is the speeds of the barge when it is empty? <text:a xlink:type="simple" xlink:href="https://gmatclub.com/forum/a-ferry-can-travel-twice-as-fast-when-empty-as-when-it-is-358580.html" text:style-name="Internet_20_link" text:visited-style-name="Visited_20_Internet_20_Link"><text:span text:style-name="T3">link</text:span></text:a></text:p>
      <text:p text:style-name="P6"/>
      <text:p text:style-name="P6"/>
      <text:h text:style-name="P7" text:outline-level="1"><text:soft-page-break/>The price of commodity X increases by 40 paise every year, while the price of commodity Y increases by 15 paise every year. If in 2001, the price of commodity X was Rs. 4.20 and that of Y was Rs. 6.30, in which year commodity X will cost 40 paise more than the commodity Y ? <text:a xlink:type="simple" xlink:href="https://www.examveda.com/the-price-of-commodity-x-increases-by-40-paise-every-year-while-the-price-of-commodity-y-increases-by-15-paise-every-year-if-in-2001-the-price-of-commodity-18742/" text:style-name="Internet_20_link" text:visited-style-name="Visited_20_Internet_20_Link"><text:span text:style-name="T3">link</text:span></text:a></text:h>
      <text:p text:style-name="P8"/>
      <text:p text:style-name="P8"/>
      <text:p text:style-name="P9">অপুর পকেটে ৭টি লাল, ৩টি সবুজ এবং ৩টি কালো মার্বেল আছে। অপু পকেট থেকে কমপক্ষে কয়টি মার্বেল বের করলে প্রত্যেক রঙের অন্তত একটি করে মার্বেল থাকবে?</text:p>
      <text:p text:style-name="P9"/>
      <text:p text:style-name="P9"/>
      <text:p text:style-name="P9">ABCD is a rectangle. If its length is decreased by 5 meter and the width is increased by 3 meter, the area decreases by 9 square meter. If its length is increased by 3 meter and the width is increased by 2 meter, the area increases by 67 square meter. What is the width of ABCD?</text:p>
      <text:p text:style-name="P9"/>
      <text:p text:style-name="P9"/>
      <text:p text:style-name="P9">Three workers A, B, C working individually can complete a task in 30 days, 15 days, and 10 days respectively. If A starts the task alone, and B and C helps A on every second and third day respectively, on which day will the task be completed? <text:a xlink:type="simple" xlink:href="https://gmatclub.com/forum/three-workers-a-b-c-working-individually-can-complete-a-task-340070.html" text:style-name="Internet_20_link" text:visited-style-name="Visited_20_Internet_20_Link"><text:span text:style-name="T4">Link</text:span></text:a></text:p>
      <text:p text:style-name="P9"/>
      <text:p text:style-name="P9"/>
      <text:h text:style-name="P7" text:outline-level="1"><text:bookmark text:name="ocr-text"/>A batsman makes a score of 87 runs in the 17th inning and thus increases his avg by 3. Find his average after 17th inning. <text:a xlink:type="simple" xlink:href="https://www.doubtnut.com/pcmb-questions/186754" text:style-name="Internet_20_link" text:visited-style-name="Visited_20_Internet_20_Link"><text:span text:style-name="T5">link</text:span></text:a></text:h>
      <text:p text:style-name="P9"/>
      <text:p text:style-name="P9">রহিম একটি কাজ ২০ দিনে এবং করিম ৩০ দিনে করতে পারে। তারা একদিনে একত্রে কাজ করে ৫০০ টাকা পায়। করিম কত টাকা পাবে?</text:p>
      <text:p text:style-name="P9"/>
      <text:p text:style-name="P9"/>
      <text:p text:style-name="P9">একটি ষড়ভুজের সবগুলো কোণের সমষ্টি কত?</text:p>
      <text:p text:style-name="P9"/>
      <text:p text:style-name="P9"/>
      <text:p text:style-name="P9">Which fraction has the smallest value?</text:p>
      <text:p text:style-name="P10">1. 8/(3^4+7^3)</text:p>
      <text:p text:style-name="P11"><text:soft-page-break/>2. 27/(3^5+7^3)</text:p>
      <text:p text:style-name="P11">3. 12/(3^3+7^3)</text:p>
      <text:p text:style-name="P11">2. 2/(3^3+7^2)</text:p>
      <text:p text:style-name="P11"/>
      <text:p text:style-name="P11"/>
      <text:p text:style-name="P11">When each of the three numbers is divided by 5, the remainders are 0, 3 and 4 respectively. Which of the following could be the sum of the three numbers?</text:p>
      <text:p text:style-name="P12">1.52</text:p>
      <text:p text:style-name="P12">2.53</text:p>
      <text:p text:style-name="P12">3.54</text:p>
      <text:p text:style-name="P12"/>
      <text:p text:style-name="P12"/>
      <text:p text:style-name="P12">Half of the people on a bus get off at each stop after the first and no one gets on after the first stop. If only 4 person gets off at stop number 4, how many people got on at the first stop? <text:a xlink:type="simple" xlink:href="https://gmatclub.com/forum/half-the-people-on-a-bus-get-off-at-each-stop-after-the-first-and-no-192027.html" text:style-name="Internet_20_link" text:visited-style-name="Visited_20_Internet_20_Link"><text:span text:style-name="T6">Link</text:span></text:a></text:p>
      <text:p text:style-name="P12"/>
      <text:p text:style-name="P12"/>
      <text:p text:style-name="P12">Arif and Babu worked together to paint a house. Arif worked for 1 hour 45 minutes and Babu worked for 45 minutes. Babu's hourly rate is double the rate of Arif's. If the two together earned Tk 71.50, what is hourly rate of Arif in Taka?</text:p>
      <text:p text:style-name="P12"/>
      <text:p text:style-name="P12"/>
      <text:p text:style-name="P12">If Kamal gves 20 marbles to Shuvo, then, both of them will have equal numbers of marbles in their possessions. If Shovo gives 40 marbles to Kamal then Kamal will have twice the number of marbles that Shuvo will retain. What is the number of marbles that Kamal has?</text:p>
      <text:p text:style-name="P12"/>
      <text:p text:style-name="P12"/>
      <text:p text:style-name="P12">After the increase of price of oil by 40%, a family decided to reduce its oil consumption so that the expenditure for oil goes up by 26% only. If the total consumption of oil before the price rise was 10 kg per month, then what is the current consumption oil per month (in kg)? <text:a xlink:type="simple" xlink:href="https://gmatclub.com/forum/the-price-of-sugar-increases-by-32-a-family-reduces-its-consumption-295978.html" text:style-name="Internet_20_link" text:visited-style-name="Visited_20_Internet_20_Link"><text:span text:style-name="T7">Link</text:span></text:a></text:p>
      <text:p text:style-name="P12"/>
      <text:p text:style-name="P12"/>
      <text:p text:style-name="P12"><text:soft-page-break/>A box contains 200 marbles, 25% of which are of black colour. Babu took some marbles from the box and found that 30% of them are black. Of the remaining marbles, 10% were black marbles. How many marbles did Babu take?</text:p>
      <text:p text:style-name="P12"/>
      <text:p text:style-name="P12"/>
      <text:p text:style-name="P12">If Arif work alone he will take 20 more hours to complete a task than if he works with Babu to complete the task. If Babu work alone, he will take 5 more hours to complete the task than if he works with Arif to complete the task. What is the ratio of the time taken by Arif to than taken by Babu if each of them works alone to complete the task.<text:span text:style-name="T8"> </text:span><text:a xlink:type="simple" xlink:href="https://gmatclub.com/forum/if-dave-works-alone-he-will-take-20-more-hours-to-complete-a-78144.html" text:style-name="Internet_20_link" text:visited-style-name="Visited_20_Internet_20_Link"><text:span text:style-name="T9">Link</text:span></text:a></text:p>
      <text:p text:style-name="P13"/>
      <text:p text:style-name="P13">If 7x + 3y = 17 and 3x + 7y = 19, what is the average of x and y? <text:a xlink:type="simple" xlink:href="https://gre.myprepclub.com/forum/if-7x-3y-17-and-3x-7y-19-what-is-the-average-arith-12304.html" text:style-name="Internet_20_link" text:visited-style-name="Visited_20_Internet_20_Link"><text:span text:style-name="T10">Link</text:span></text:a></text:p>
      <text:p text:style-name="P13"/>
      <text:p text:style-name="P13"/>
      <text:p text:style-name="P13">If the diameter of a circle is decreased by 100%, by what percentage is the area of the circle decreased? <text:a xlink:type="simple" xlink:href="https://gmatclub.com/forum/if-the-radius-of-a-circle-is-decreased-by-40-by-what-percent-is-its-329822.html" text:style-name="Internet_20_link" text:visited-style-name="Visited_20_Internet_20_Link"><text:span text:style-name="T11">Link</text:span></text:a></text:p>
      <text:p text:style-name="P13"/>
      <text:p text:style-name="P13"/>
      <text:p text:style-name="P13">On Dhaka- Sylhet highway 5% of the drivers are fined for exceeding the speed limit. However, 80% of the drivers who exceed the speed limit are not fined. What percentage of drivers on this highway exceed the speed limit? <text:a xlink:type="simple" xlink:href="https://gre.myprepclub.com/forum/on-a-certain-highway-3-of-drivers-are-ticketed-for-exceeding-the-spe-24804.html" text:style-name="Internet_20_link" text:visited-style-name="Visited_20_Internet_20_Link"><text:span text:style-name="T12">Link</text:span></text:a></text:p>
      <text:p text:style-name="P13"/>
      <text:p text:style-name="P13">For which of the following values of x is (x + 78)/x an integer?</text:p>
      <text:p text:style-name="P13"/>
      <text:p text:style-name="P13">A dog takes 3 leaps for every 5 leaps of a hare. If one leap of the dog is equal to 3 leaps of the hare, the ratio of the speed of the dog to that of the hare is:</text:p>
      <text:p text:style-name="P13"/>
      <text:p text:style-name="P13">The ratio of the cost of two articles is 7 : 3. The first one was sold at a loss of 20% and the second one was sold at a gain of 40%. What is the overall percentage of gain/loss?</text:p>
      <text:p text:style-name="P13"/>
      <text:p text:style-name="P13"/>
      <text:p text:style-name="P13">Asad went to the market to buy 12 oranges. But he found that he had the money to buy only 10 oranges. He calculated that if the price per piece of <text:soft-page-break/>orange was TK. 3 less, he could have bought 12 oranges. How much money did Asad have?</text:p>
      <text:p text:style-name="P13"/>
      <text:p text:style-name="P13"/>
      <text:p text:style-name="P13">Solution X contains 40% salt and 60% water by weights. Solution Y contains 25% salt and 75% water. If a mixture of X and Y contains 30% salt, what percent of the weight of this mixture is solution X?</text:p>
      <text:p text:style-name="P13"/>
      <text:p text:style-name="P13"/>
      <text:p text:style-name="P13">A student's marks were wrongly entered as 83 instead of 63. Due to the error the average marks for the class got increased by 0.5. Find the number of students in the class. <text:a xlink:type="simple" xlink:href="https://www.examveda.com/a-pupils-marks-were-wrongly-entered-as-83-instead-of-63-due-to-that-the-average-marks-for-the-class-got-increased-by-half-12-the-number-of-pupils-in-18499/" text:style-name="Internet_20_link" text:visited-style-name="Visited_20_Internet_20_Link"><text:span text:style-name="T13">link</text:span></text:a></text:p>
      <text:p text:style-name="P13"/>
      <text:p text:style-name="P13"/>
      <text:p text:style-name="P13">By mixing two qualities of pulse in the ratio 2 : 3 and selling the mixture at the rate of Tk. 22 per kilogram, a shopkeeper makes a profit of 10%. If the cost of the smaller quantity be Tk. 14 per kg, the cos in Tk per kg of the larger quantity is : </text:p>
      <text:p text:style-name="P13"/>
      <text:p text:style-name="P13"/>
      <text:p text:style-name="P13">Jamal covered a distance of 340 miles between city A and city B taking a total of 5 hours. If a part of the distance was covered at 60 miles per hour speed and the balance of 80 miles per hour speed, how many hours did he travel at 60 miles per hour? <text:a xlink:type="simple" xlink:href="https://gmatclub.com/forum/jane-covered-a-distance-of-340-miles-between-city-a-and-city-b-taking-215074.html" text:style-name="Internet_20_link" text:visited-style-name="Visited_20_Internet_20_Link"><text:span text:style-name="T14">Link</text:span></text:a></text:p>
      <text:p text:style-name="P13"/>
      <text:p text:style-name="P13">In a certain store, the profit is 320% of the cost. If the cost increase by 25% but the selling price remains constant, approximately what percentage of the selling price is the profit? <text:a xlink:type="simple" xlink:href="https://gmatclub.com/forum/in-a-certain-store-the-profit-is-320-of-the-cost-if-the-cost-increa-257537.html" text:style-name="Internet_20_link" text:visited-style-name="Visited_20_Internet_20_Link"><text:span text:style-name="T15">Link</text:span></text:a></text:p>
      <text:p text:style-name="P13"/>
      <text:p text:style-name="P13">In a market survey 20% respondents opted for product A whereas 60% opted for product B, the remaining individuals were not certain. If the difference in number between those who opted for product B and those who were uncertain was 720, how many individuals were covered in the survey?<text:a xlink:type="simple" xlink:href="https://testbook.com/question-answer/in-a-market-survey-20-opted-for-product-a-60-o--5fa920235594e833b5e9475a" text:style-name="Internet_20_link" text:visited-style-name="Visited_20_Internet_20_Link"> <text:span text:style-name="T16">Link</text:span></text:a></text:p>
      <text:p text:style-name="P13"/>
      <text:p text:style-name="P13"/>
      <text:p text:style-name="P13"/>
      <text:p text:style-name="P13"><text:soft-page-break/>The captain of a cricket team of 11 members is 26 years old and the wicket keeper is 3 years older than him. If the ages of these two are excluded, the average age of the remaining players is one year less than the average age of the whole team. What is the average age of the team?</text:p>
      <text:p text:style-name="P13"/>
      <text:p text:style-name="P13"/>
      <text:p text:style-name="P13">The captain of a cricket team of 11 members is 26 years old and the wicket keeper is 3 years older than him. If the ages of these two are excluded, the average age of the remaining players is one year less than the average age of the whole team. What is the average age of the team? <text:a xlink:type="simple" xlink:href="https://testbook.com/question-answer/the-captain-of-a-cricket-team-of-11-members-is-26--67e2798563639e3e876f4d59" text:style-name="Internet_20_link" text:visited-style-name="Visited_20_Internet_20_Link"><text:span text:style-name="T17">Link</text:span></text:a></text:p>
      <text:p text:style-name="P13"/>
      <text:p text:style-name="P13"/>
      <text:p text:style-name="P13">৬৪ কিলোগ্রামের বালি ও পাথরের টুকরার মিশ্রণে বালির পরিমাণ ২৫%। কত কিলোগ্রাম বালি মিশালে নতুন মিশ্রণে পাথরের টুকরার পরিমাণ ৪০% হবে?</text:p>
      <text:p text:style-name="P13"/>
      <text:p text:style-name="P14">[</text:p>
      <text:p text:style-name="P14"><text:tab/> <text:s text:c="2"/>বালি <text:s text:c="4"/>| <text:s text:c="4"/>পাথর</text:p>
      <text:p text:style-name="P14"><text:s text:c="11"/>------------------</text:p>
      <text:p text:style-name="P14"><text:s text:c="11"/>100% <text:s text:c="4"/>| <text:s text:c="4"/>0% <text:s text:c="5"/>(যেটা মেশানো হচ্ছে)</text:p>
      <text:p text:style-name="P14"><text:s text:c="11"/>25% <text:s text:c="5"/>| <text:s text:c="4"/>75% <text:s text:c="4"/>(পুরাতন মিশ্রণ)</text:p>
      <text:p text:style-name="P14"><text:s text:c="11"/>------------------</text:p>
      <text:p text:style-name="P14"><text:s text:c="11"/>60% <text:s text:c="5"/>| <text:s text:c="4"/>40% <text:s text:c="4"/>(নতুন মিশ্রণ)</text:p>
      <text:p text:style-name="P14"/>
      <text:p text:style-name="P14">Alligation rule অনুযায়ী:</text:p>
      <text:p text:style-name="P14">বালির অংশ:পুরাতন মিশ্রণের অংশ=(75−40):(40−0)=35:40=7:8</text:p>
      <text:p text:style-name="P14">বালির অংশ:পুরাতন মিশ্রণের অংশ=(75−40):(40−0)=35:40=7:8</text:p>
      <text:p text:style-name="P14"/>
      <text:p text:style-name="P14">⇒ অর্থাৎ নতুন বালির পরিমাণ : পুরাতন মিশ্রণের পরিমাণ = ৭ : ৮</text:p>
      <text:p text:style-name="P14"/>
      <text:p text:style-name="P14">পুরাতন মিশ্রণ = ৬৪ কেজি ⇒ তাহলে,</text:p>
      <text:p text:style-name="P14">নতুন বালি64=78⇒নতুন বালি=78×64=56</text:p>
      <text:p text:style-name="P14">64নতুন বালি​=87​⇒নতুন বালি=87​×64=56</text:p>
      <text:p text:style-name="P14"/>
      <text:p text:style-name="P14">]</text:p>
      <text:p text:style-name="P14"/>
      <text:p text:style-name="P14"><text:soft-page-break/>(1 + i)/(1 - i) এর পরম মান কত?</text:p>
      <text:p text:style-name="P14"/>
      <text:p text:style-name="P14"/>
      <text:p text:style-name="P14">একজন দোকানদারের ৫০ টি বই কেনার টাকা আছে। প্রতিটি বই এর মূল্য ৪ টাকা কমালে সে আরও ১০ টি বই বেশী ক্রয় করতে পারে। তার কত টাকা আছে?</text:p>
      <text:p text:style-name="P14"/>
      <text:p text:style-name="P14"/>
      <text:p text:style-name="P14">পানি ও চিনির একটি ৫০ লিটারের মিশ্রণে চিনির পরিমাণ ৩ শতাংশ। মিশ্রণটি থেকে কতটুকু পানি বাষ্পীভূত করলে চিনির পরিমাণ ৫ শতাংশতে বৃদ্ধি পাবে?</text:p>
      <text:p text:style-name="P14"/>
      <text:p text:style-name="P14"/>
      <text:p text:style-name="P14">ABCD is a rectangle. If its length is decreased by 5 meter and the width is increased by 3 meter, the area decreases by 9 square meters. If its length is increased by 3 meter and the width is increased by 2 meter, the area increases by 67 square meters. What is the width of ABCD? <text:a xlink:type="simple" xlink:href="https://www.doubtnut.com/qna/233232812" text:style-name="Internet_20_link" text:visited-style-name="Visited_20_Internet_20_Link"><text:span text:style-name="T18">Link</text:span></text:a></text:p>
      <text:p text:style-name="P14"/>
      <text:p text:style-name="P14"/>
      <text:p text:style-name="P14">Jamil can run 1 km in 4 minutes. He has a car that has a top speed of 75 km/hour. Jamil's speed is what percentage of his car's top speed?</text:p>
      <text:p text:style-name="P14"/>
      <text:p text:style-name="P14"/>
      <text:p text:style-name="P14"/>
      <text:p text:style-name="P14">Eight years back, Adil's age was 1/8th of Zaher's age. Ten years from now, Zaher's age will be double of Adil's age. How many years old is Adil now?</text:p>
      <text:p text:style-name="P14"/>
      <text:p text:style-name="P14"/>
      <text:p text:style-name="P14">১১) A large tanker can be filled by two pipes A and B in 30 minutes and 20 minutes, respectively. How many minutes will it take to fill the empty tanker if only B is used in the first-half of the time and A and B are both used in the second-half of the time?</text:p>
      <text:p text:style-name="P14"/>
      <text:p text:style-name="P14"/>
      <text:p text:style-name="P14"><text:soft-page-break/><text:s/>Rahim buys a Tk. 50 share of a company that pays 12% profit. He buys the share at such a price that he earns 20% on his investment. At what price did Rahim buy the share?<text:a xlink:type="simple" xlink:href="https://www.youtube.com/watch?v=G0S974XlNgM" text:style-name="Internet_20_link" text:visited-style-name="Visited_20_Internet_20_Link"> <text:span text:style-name="T19">link</text:span></text:a></text:p>
      <text:p text:style-name="P14"/>
      <text:p text:style-name="P14"/>
      <text:p text:style-name="P14"/>
      <text:p text:style-name="P14">Solution X contains 40% salt and 60% water by weights. Solution Y contains 25% salt and 75 % water. If a mixture of X and Y contains 30% salt, What percent of the weight of this mixture is solution X ? <text:a xlink:type="simple" xlink:href="https://gmatclub.com/forum/seed-mixture-x-is-40-percent-ryegrass-and-60-percent-bluegrass-by-weig-60580.html" text:style-name="Internet_20_link" text:visited-style-name="Visited_20_Internet_20_Link"><text:span text:style-name="T20">link</text:span></text:a></text:p>
      <text:p text:style-name="P14"/>
      <text:p text:style-name="P14"/>
      <text:p text:style-name="P14">By mixing two qualities of pulse in the ratio 2 : 3 and selling the mixture at the rate of Tk. 22 per kilogram, a shopkeeper makes a profit of 10%. If the cost of the smaller quantity be Tk. 14 per kg, the cos in Tk per kg of the larger quantity is : </text:p>
      <text:p text:style-name="P14"/>
      <text:p text:style-name="P14"/>
      <text:p text:style-name="P14">At 8 am two trains started traveling towards each other from stations 300 Km apart. They passed each other at 12 noon. the same day. If the average speed of the faster train was 9 km more than that of the slower train, then what is the speed of the faster train in km/hr?</text:p>
      <text:p text:style-name="P14"/>
      <text:p text:style-name="P14"/>
      <text:p text:style-name="P14">Jashim and Imran start walking from A to B at 5 and 3 km per hour respectively. Jashim reaches B and starts back for A. How far from B will he meet Imran if the distance between A and B is 32 km?</text:p>
      <text:p text:style-name="P14"/>
      <text:p text:style-name="P14"/>
      <text:p text:style-name="P14">3/8 of all applicants for a job are male. 3/4 of all applicants are rejected in the first round including 2/3 of all male applicants. What fraction of applicants remaining after the first round are male? <text:a xlink:type="simple" xlink:href="https://gmatclub.com/forum/admission-to-a-certain-ballet-school-is-very-competitive-3-8-of-all-371876.html" text:style-name="Internet_20_link" text:visited-style-name="Visited_20_Internet_20_Link"><text:span text:style-name="T21">Link</text:span></text:a></text:p>
      <text:p text:style-name="P14"/>
      <text:p text:style-name="P14"/>
      <text:p text:style-name="P14">x, y are positive integers. When x is divided by y, the remainder is 5. If x/y=5.20, what is the value of x?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19T13:22:20.329024500</meta:creation-date>
    <dc:date>2025-06-23T01:11:33.951902000</dc:date>
    <meta:editing-duration>PT13H7M53S</meta:editing-duration>
    <meta:editing-cycles>67</meta:editing-cycles>
    <meta:generator>LibreOffice/25.2.4.3$Windows_x86 LibreOffice_project/33e196637044ead23f5c3226cde09b47731f7e27</meta:generator>
    <meta:document-statistic meta:table-count="0" meta:image-count="0" meta:object-count="0" meta:page-count="8" meta:paragraph-count="75" meta:word-count="2100" meta:character-count="10304" meta:non-whitespace-character-count="8142"/>
  </office:meta>
</office:document-meta>
</file>